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0000000DFEBF887B53EE05B66.png" manifest:media-type="image/png"/>
  <manifest:file-entry manifest:full-path="Pictures/100002010000014100000148D22E2789A5460A47.png" manifest:media-type="image/png"/>
  <manifest:file-entry manifest:full-path="Pictures/1000185800000B7900000B7926A485A37AA73191.svg" manifest:media-type="image/svg+xml"/>
  <manifest:file-entry manifest:full-path="Pictures/100002010000006F0000006F43CAF4CFA6EE12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ee6ef" draw:textarea-horizontal-align="justify" draw:textarea-vertical-align="middle" draw:auto-grow-height="false" fo:min-height="1.45cm" fo:min-width="18.5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062cm"/>
      <style:paragraph-properties style:writing-mode="lr-tb"/>
    </style:style>
    <style:style style:name="gr4" style:family="graphic" style:parent-style-name="standard">
      <style:graphic-properties draw:stroke="none" svg:stroke-width="0.018cm" svg:stroke-color="#000000" draw:marker-start-width="0.227cm" draw:marker-end-width="0.227cm" draw:fill-color="#5983b0" draw:textarea-horizontal-align="justify" draw:textarea-vertical-align="middle" draw:auto-grow-height="false" fo:min-height="0.732cm" fo:min-width="16.982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>
      <style:graphic-properties draw:stroke="none" draw:fill-color="#dee6ef" draw:textarea-horizontal-align="justify" draw:textarea-vertical-align="middle" draw:auto-grow-height="false" fo:min-height="0.85cm" fo:min-width="18.5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49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draw:fill-color="#b4c7dc" draw:textarea-horizontal-align="justify" draw:textarea-vertical-align="middle" draw:auto-grow-height="false" fo:min-height="0.084cm" fo:min-width="0.126cm"/>
    </style:style>
    <style:style style:name="gr10" style:family="graphic" style:parent-style-name="standard">
      <style:graphic-properties draw:stroke="solid" draw:fill="none" draw:textarea-horizontal-align="justify" draw:textarea-vertical-align="middle" draw:auto-grow-height="false" fo:min-height="3.25cm" fo:min-width="17cm"/>
    </style:style>
    <style:style style:name="gr1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2" style:family="graphic" style:parent-style-name="standard">
      <style:graphic-properties draw:stroke="solid" draw:fill-color="#dee6ef" draw:textarea-horizontal-align="justify" draw:textarea-vertical-align="middle" draw:auto-grow-height="false" fo:min-height="1cm" fo:min-width="17cm"/>
    </style:style>
    <style:style style:name="gr13" style:family="graphic" style:parent-style-name="standard">
      <style:graphic-properties draw:stroke="none" draw:fill-color="#b3cac7" draw:textarea-horizontal-align="justify" draw:textarea-vertical-align="middle" draw:auto-grow-height="false" fo:min-height="0.428cm" fo:min-width="1.678cm"/>
      <style:paragraph-properties style:writing-mode="lr-tb"/>
    </style:style>
    <style:style style:name="gr14" style:family="graphic" style:parent-style-name="standard" style:list-style-name="L1">
      <style:graphic-properties draw:stroke="none" svg:stroke-width="0.018cm" svg:stroke-color="#000000" draw:marker-start-width="0.227cm" draw:marker-end-width="0.227cm" draw:fill-color="#5983b0" draw:textarea-horizontal-align="justify" draw:textarea-vertical-align="middle" draw:auto-grow-height="false" fo:min-height="0.732cm" fo:min-width="16.982cm" fo:padding-top="0.134cm" fo:padding-bottom="0.134cm" fo:padding-left="0.259cm" fo:padding-right="0.259cm"/>
      <style:paragraph-properties style:writing-mode="lr-tb"/>
    </style:style>
    <style:style style:name="gr15" style:family="graphic" style:parent-style-name="standard" style:list-style-name="L1">
      <style:graphic-properties draw:stroke="none" svg:stroke-width="0.018cm" svg:stroke-color="#000000" draw:marker-start-width="0.227cm" draw:marker-end-width="0.227cm" draw:fill-color="#5983b0" draw:textarea-horizontal-align="justify" draw:textarea-vertical-align="middle" draw:auto-grow-height="false" fo:min-height="0.732cm" fo:min-width="16.982cm" fo:padding-top="0.134cm" fo:padding-bottom="0.134cm" fo:padding-left="0.259cm" fo:padding-right="0.259cm"/>
      <style:paragraph-properties style:writing-mode="lr-tb"/>
    </style:style>
    <style:style style:name="gr16" style:family="graphic" style:parent-style-name="standard" style:list-style-name="L1">
      <style:graphic-properties draw:stroke="none" svg:stroke-width="0.018cm" svg:stroke-color="#000000" draw:marker-start-width="0.227cm" draw:marker-end-width="0.227cm" draw:fill-color="#5983b0" draw:textarea-horizontal-align="justify" draw:textarea-vertical-align="middle" draw:auto-grow-height="false" fo:min-height="0.732cm" fo:min-width="16.982cm" fo:padding-top="0.134cm" fo:padding-bottom="0.134cm" fo:padding-left="0.259cm" fo:padding-right="0.259cm"/>
      <style:paragraph-properties style:writing-mode="lr-tb"/>
    </style:style>
    <style:style style:name="gr17" style:family="graphic" style:parent-style-name="standard" style:list-style-name="L1">
      <style:graphic-properties draw:stroke="none" svg:stroke-width="0.018cm" svg:stroke-color="#000000" draw:marker-start-width="0.227cm" draw:marker-end-width="0.227cm" draw:fill-color="#5983b0" draw:textarea-horizontal-align="justify" draw:textarea-vertical-align="middle" draw:auto-grow-height="false" fo:min-height="0.732cm" fo:min-width="16.982cm" fo:padding-top="0.134cm" fo:padding-bottom="0.134cm" fo:padding-left="0.259cm" fo:padding-right="0.25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1.575cm"/>
      <style:paragraph-properties style:writing-mode="lr-tb"/>
    </style:style>
    <style:style style:name="gr19" style:family="graphic" style:parent-style-name="standard">
      <style:graphic-properties draw:stroke="solid" svg:stroke-width="0.018cm" svg:stroke-color="#000000" draw:marker-start-width="0.227cm" draw:marker-end-width="0.227cm" draw:fill-color="#dee6ef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20" style:family="graphic" style:parent-style-name="standard">
      <style:graphic-properties draw:stroke="solid" svg:stroke-width="0.018cm" svg:stroke-color="#000000" draw:marker-start-width="0.227cm" draw:marker-end-width="0.227cm" draw:fill-color="#b4c7dc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.05cm"/>
    </style:style>
    <style:style style:name="gr22" style:family="graphic" style:parent-style-name="standard">
      <style:graphic-properties draw:stroke="none" draw:fill-color="#dddddd" draw:textarea-horizontal-align="justify" draw:textarea-vertical-align="middle" draw:auto-grow-height="false" fo:min-height="0.246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  <style:paragraph-properties style:writing-mode="lr-tb"/>
    </style:style>
    <style:style style:name="gr24" style:family="graphic" style:parent-style-name="standard">
      <style:graphic-properties draw:stroke="solid" svg:stroke-width="0.018cm" svg:stroke-color="#000000" draw:marker-start-width="0.227cm" draw:marker-end-width="0.227cm" draw:fill="none" draw:fill-color="#eeeeee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528cm" fo:min-width="0.27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28" style:family="graphic" style:parent-style-name="standard">
      <style:graphic-properties draw:fill-color="#000000" draw:opacity="60%" draw:textarea-horizontal-align="justify" draw:textarea-vertical-align="middle" draw:auto-grow-height="false" fo:min-height="27.45cm" fo:min-width="18.5cm"/>
    </style:style>
    <style:style style:name="gr29" style:family="graphic" style:parent-style-name="standard">
      <style:graphic-properties draw:stroke="none" draw:fill-color="#3465a4" draw:textarea-horizontal-align="justify" draw:textarea-vertical-align="middle" draw:auto-grow-height="false" fo:min-height="27.45cm" fo:min-width="8cm"/>
    </style:style>
    <style:style style:name="gr30" style:family="graphic" style:parent-style-name="standard">
      <style:graphic-properties draw:stroke="none" draw:fill-color="#b2b2b2" draw:textarea-horizontal-align="justify" draw:textarea-vertical-align="middle" draw:auto-grow-height="false" fo:min-height="1.25cm" fo:min-width="8cm"/>
      <style:paragraph-properties style:writing-mode="lr-tb"/>
    </style:style>
    <style:style style:name="gr31" style:family="graphic" style:parent-style-name="standard">
      <style:graphic-properties draw:stroke="none" draw:textarea-horizontal-align="justify" draw:textarea-vertical-align="middle" draw:auto-grow-height="false" fo:min-height="0cm" fo:min-width="0.375cm"/>
    </style:style>
    <style:style style:name="P1" style:family="paragraph">
      <loext:graphic-properties draw:fill-color="#dee6e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text-align="start" style:writing-mode="lr-tb"/>
      <style:text-properties fo:color="#ffffff" fo:font-size="14pt" fo:language="zxx" fo:country="none" style:language-asian="zxx" style:country-asian="none" style:language-complex="zxx" style:country-complex="none"/>
    </style:style>
    <style:style style:name="P5" style:family="paragraph">
      <loext:graphic-properties draw:fill-color="#5983b0"/>
      <style:paragraph-properties fo:text-align="start" style:writing-mode="lr-tb"/>
      <style:text-properties fo:color="#ffffff" fo:font-size="14pt" fo:language="zxx" fo:country="none" style:language-asian="zxx" style:country-asian="none" style:language-complex="zxx" style:country-complex="none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-color="#b4c7dc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fo:font-size="14pt" fo:language="zxx" fo:country="none" style:language-asian="zxx" style:country-asian="none" style:language-complex="zxx" style:country-complex="none"/>
    </style:style>
    <style:style style:name="P11" style:family="paragraph">
      <style:text-properties fo:font-size="12pt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loext:graphic-properties draw:fill-color="#dee6ef"/>
      <style:paragraph-properties fo:text-align="center"/>
    </style:style>
    <style:style style:name="P14" style:family="paragraph">
      <loext:graphic-properties draw:fill-color="#b3cac7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5983b0"/>
      <style:paragraph-properties fo:margin-left="0cm" fo:margin-right="0cm" fo:margin-top="0cm" fo:margin-bottom="0cm" fo:line-height="100%" fo:text-align="start" fo:text-indent="0cm" style:writing-mode="lr-tb"/>
      <style:text-properties fo:color="#ffffff" fo:font-size="14pt" fo:language="zxx" fo:country="none" style:language-asian="zxx" style:country-asian="none" style:language-complex="zxx" style:country-complex="none"/>
    </style:style>
    <style:style style:name="P16" style:family="paragraph"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7" style:family="paragraph">
      <loext:graphic-properties draw:fill-color="#dee6ef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8" style:family="paragraph">
      <loext:graphic-properties draw:fill-color="#b4c7dc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9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0" style:family="paragraph">
      <loext:graphic-properties draw:fill-color="#dddddd"/>
      <style:paragraph-properties fo:text-align="center" style:writing-mode="lr-tb"/>
      <style:text-properties fo:font-size="10pt" fo:language="zxx" fo:country="none" style:language-asian="zxx" style:country-asian="none" style:language-complex="zxx" style:country-complex="none"/>
    </style:style>
    <style:style style:name="P21" style:family="paragraph">
      <loext:graphic-properties draw:fill-color="#dddddd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3" style:family="paragraph">
      <loext:graphic-properties draw:fill="none" draw:fill-color="#eeeeee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24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5" style:family="paragraph">
      <loext:graphic-properties draw:fill="solid" draw:fill-color="#b2b2b2"/>
      <style:paragraph-properties fo:text-align="center" style:writing-mode="lr-tb"/>
      <style:text-properties fo:color="#ffffff" fo:font-size="18pt" fo:language="zxx" fo:country="none" style:language-asian="zxx" style:country-asian="none" style:language-complex="zxx" style:country-complex="none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-color="#000000" draw:opacity="6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8" style:family="paragraph">
      <loext:graphic-properties draw:fill-color="#3465a4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9" style:family="paragraph">
      <style:paragraph-properties fo:text-align="start" style:writing-mode="lr-tb"/>
      <style:text-properties fo:language="zxx" fo:country="none" style:language-asian="zxx" style:country-asian="none" style:language-complex="zxx" style:country-complex="none"/>
    </style:style>
    <style:style style:name="P30" style:family="paragraph">
      <loext:graphic-properties draw:fill-color="#b2b2b2"/>
      <style:paragraph-properties fo:text-align="start" style:writing-mode="lr-tb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2" style:family="text">
      <style:text-properties fo:color="#ffffff" fo:font-size="14pt" fo:language="zxx" fo:country="none" style:language-asian="zxx" style:country-asian="none" style:language-complex="zxx" style:country-complex="none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Arial2" fo:font-size="14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Lucida 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/>
    </style:style>
    <style:style style:name="T7" style:family="text">
      <style:text-properties fo:font-size="14pt"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0.969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8.69cm" svg:y1="1.579cm" svg:x2="19.4cm" svg:y2="1.579cm">
            <text:p/>
          </draw:line>
          <draw:line draw:style-name="gr2" draw:text-style-name="P2" draw:layer="layout" svg:x1="18.69cm" svg:y1="1.865cm" svg:x2="19.4cm" svg:y2="1.865cm">
            <text:p/>
          </draw:line>
          <draw:line draw:style-name="gr2" draw:text-style-name="P2" draw:layer="layout" svg:x1="18.69cm" svg:y1="2.122cm" svg:x2="19.4cm" svg:y2="2.122cm">
            <text:p/>
          </draw:line>
        </draw:g>
        <draw:frame draw:style-name="gr3" draw:text-style-name="P3" draw:layer="layout" svg:width="7.3cm" svg:height="1.312cm" svg:x="2.7cm" svg:y="1.163cm">
          <draw:text-box>
            <text:p><text:span text:style-name="T1">Standard Bank ITSM</text:span></text:p>
          </draw:text-box>
        </draw:frame>
        <draw:custom-shape draw:style-name="gr4" draw:text-style-name="P5" draw:layer="layout" svg:width="17.5cm" svg:height="1cm" svg:x="1.75cm" svg:y="5.75cm">
          <text:p text:style-name="P4"><text:span text:style-name="T2">2021-05-20 &gt; Change Manage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139cm" svg:height="1.323cm" svg:x="1.25cm" svg:y="1.177cm">
          <draw:image xlink:href="Pictures/10000201000000C0000000DFEBF887B53EE05B66.png" xlink:type="simple" xlink:show="embed" xlink:actuate="onLoad" loext:mime-type="image/png">
            <text:p/>
          </draw:image>
        </draw:frame>
        <draw:frame draw:style-name="gr6" draw:text-style-name="P6" draw:layer="layout" svg:width="1.4cm" svg:height="1.431cm" svg:x="16.85cm" svg:y="1.135cm">
          <draw:image xlink:href="Pictures/100002010000014100000148D22E2789A5460A47.png" xlink:type="simple" xlink:show="embed" xlink:actuate="onLoad" loext:mime-type="image/png">
            <text:p/>
          </draw:image>
        </draw:frame>
        <draw:frame draw:style-name="gr7" draw:text-style-name="P3" draw:layer="layout" svg:width="7.991cm" svg:height="0.988cm" svg:x="1.759cm" svg:y="3.512cm">
          <draw:text-box>
            <text:p><text:span text:style-name="T3">Approval Central</text:span></text:p>
          </draw:text-box>
        </draw:frame>
        <draw:frame draw:style-name="gr8" draw:text-style-name="P7" draw:layer="layout" svg:width="1.662cm" svg:height="0.725cm" svg:x="9.588cm" svg:y="1.525cm">
          <draw:text-box>
            <text:p><text:span text:style-name="T4">v0.1.0</text:span></text:p>
          </draw:text-box>
        </draw:frame>
        <draw:custom-shape draw:style-name="gr9" draw:text-style-name="P8" draw:layer="layout" svg:width="1.25cm" svg:height="1cm" svg:x="18cm" svg:y="5.75cm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9" draw:layer="layout" svg:width="17.5cm" svg:height="3.5cm" svg:x="1.75cm" svg:y="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7.5cm" svg:height="1cm" svg:x="1.75cm" svg:y="10.55cm">
          <text:p text:style-name="P10"><text:span text:style-name="T5">2021-05-19</text:span><text:span text:style-name="T2"> &gt; Change Manage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1cm" svg:x="18cm" svg:y="10.55cm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7.5cm" svg:height="1cm" svg:x="1.75cm" svg:y="11.8cm">
          <text:p text:style-name="P4"><text:span text:style-name="T2">2021-05-19 &gt; Service Reques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1cm" svg:x="18cm" svg:y="11.8cm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7.5cm" svg:height="1cm" svg:x="1.75cm" svg:y="13.05cm">
          <text:p text:style-name="P10"><text:span text:style-name="T5">2021-05-17</text:span><text:span text:style-name="T2"> &gt; Change Manage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1cm" svg:x="18cm" svg:y="13.05cm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7.5cm" svg:height="1cm" svg:x="1.75cm" svg:y="14.3cm">
          <text:p text:style-name="P10"><text:span text:style-name="T5">2021-04-28</text:span><text:span text:style-name="T2"> &gt; Service Reques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1cm" svg:x="18cm" svg:y="14.3cm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7.5cm" svg:height="1cm" svg:x="1.75cm" svg:y="15.55cm">
          <text:p text:style-name="P10"><text:span text:style-name="T5">2021-04-27</text:span><text:span text:style-name="T2"> &gt; Service Reques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1cm" svg:x="18cm" svg:y="15.55cm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12" draw:layer="layout" svg:width="3cm" svg:height="0.75cm" svg:x="2cm" svg:y="7cm">
          <draw:text-box>
            <text:p text:style-name="P11">Requester:</text:p>
          </draw:text-box>
        </draw:frame>
        <draw:frame draw:style-name="gr11" draw:text-style-name="P12" draw:layer="layout" svg:width="9.25cm" svg:height="0.75cm" svg:x="5cm" svg:y="7cm">
          <draw:text-box>
            <text:p text:style-name="P11">john.smith@standardbank.co.za</text:p>
          </draw:text-box>
        </draw:frame>
        <draw:frame draw:style-name="gr11" draw:text-style-name="P12" draw:layer="layout" svg:width="3cm" svg:height="0.75cm" svg:x="2cm" svg:y="7.75cm">
          <draw:text-box>
            <text:p text:style-name="P11">Summary:</text:p>
          </draw:text-box>
        </draw:frame>
        <draw:frame draw:style-name="gr11" draw:text-style-name="P12" draw:layer="layout" svg:width="7.25cm" svg:height="0.75cm" svg:x="5cm" svg:y="7.75cm">
          <draw:text-box>
            <text:p text:style-name="P11"><text:span text:style-name="T6">CRQ000000156623 </text:span></text:p>
          </draw:text-box>
        </draw:frame>
        <draw:custom-shape draw:style-name="gr12" draw:text-style-name="P13" draw:layer="layout" svg:width="17.5cm" svg:height="1.25cm" svg:x="1.75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.25cm" svg:height="0.75cm" svg:x="14.25cm" svg:y="9.25cm">
          <text:p text:style-name="P6"><text:span text:style-name="T4">Appr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25cm" svg:height="0.75cm" svg:x="16.75cm" svg:y="9.25cm">
          <text:p text:style-name="P6"><text:span text:style-name="T4">Re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Drawer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0.97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8.69cm" svg:y1="1.58cm" svg:x2="19.4cm" svg:y2="1.58cm">
            <text:p/>
          </draw:line>
          <draw:line draw:style-name="gr2" draw:text-style-name="P2" draw:layer="layout" svg:x1="18.69cm" svg:y1="1.866cm" svg:x2="19.4cm" svg:y2="1.866cm">
            <text:p/>
          </draw:line>
          <draw:line draw:style-name="gr2" draw:text-style-name="P2" draw:layer="layout" svg:x1="18.69cm" svg:y1="2.123cm" svg:x2="19.4cm" svg:y2="2.123cm">
            <text:p/>
          </draw:line>
        </draw:g>
        <draw:frame draw:style-name="gr3" draw:text-style-name="P3" draw:layer="layout" svg:width="7.3cm" svg:height="1.312cm" svg:x="2.7cm" svg:y="1.164cm">
          <draw:text-box>
            <text:p><text:span text:style-name="T1">Standard Bank ITSM</text:span></text:p>
          </draw:text-box>
        </draw:frame>
        <draw:custom-shape draw:style-name="gr4" draw:text-style-name="P5" draw:layer="layout" svg:width="17.5cm" svg:height="1cm" svg:x="1.75cm" svg:y="5.751cm">
          <text:p text:style-name="P4"><text:span text:style-name="T2">2021-05-20 &gt; Change Manage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9cm" svg:height="1.1cm" svg:x="1cm" svg:y="27.60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139cm" svg:height="1.323cm" svg:x="1.25cm" svg:y="1.178cm">
          <draw:image xlink:href="Pictures/10000201000000C0000000DFEBF887B53EE05B66.png" xlink:type="simple" xlink:show="embed" xlink:actuate="onLoad" loext:mime-type="image/png">
            <text:p/>
          </draw:image>
        </draw:frame>
        <draw:frame draw:style-name="gr6" draw:text-style-name="P6" draw:layer="layout" svg:width="1.4cm" svg:height="1.431cm" svg:x="16.85cm" svg:y="1.136cm">
          <draw:image xlink:href="Pictures/100002010000014100000148D22E2789A5460A47.png" xlink:type="simple" xlink:show="embed" xlink:actuate="onLoad" loext:mime-type="image/png">
            <text:p/>
          </draw:image>
        </draw:frame>
        <draw:frame draw:style-name="gr7" draw:text-style-name="P3" draw:layer="layout" svg:width="7.991cm" svg:height="0.988cm" svg:x="1.759cm" svg:y="3.513cm">
          <draw:text-box>
            <text:p><text:span text:style-name="T3">Approval Central</text:span></text:p>
          </draw:text-box>
        </draw:frame>
        <draw:frame draw:style-name="gr8" draw:text-style-name="P7" draw:layer="layout" svg:width="1.662cm" svg:height="0.725cm" svg:x="9.588cm" svg:y="1.526cm">
          <draw:text-box>
            <text:p><text:span text:style-name="T4">v0.1.0</text:span></text:p>
          </draw:text-box>
        </draw:frame>
        <draw:custom-shape draw:style-name="gr9" draw:text-style-name="P8" draw:layer="layout" svg:width="1.25cm" svg:height="1cm" svg:x="18cm" svg:y="5.751cm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9" draw:layer="layout" svg:width="17.5cm" svg:height="3.5cm" svg:x="1.75cm" svg:y="6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layout" svg:width="17.5cm" svg:height="1cm" svg:x="1.75cm" svg:y="10.551cm">
          <text:p text:style-name="P10"><text:span text:style-name="T5">2021-05-19</text:span><text:span text:style-name="T2"> &gt; Change Manage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1cm" svg:x="18cm" svg:y="10.551cm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7.5cm" svg:height="1cm" svg:x="1.75cm" svg:y="11.801cm">
          <text:p text:style-name="P4"><text:span text:style-name="T2">2021-05-19 &gt; Service Reques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1cm" svg:x="18cm" svg:y="11.801cm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5" draw:layer="layout" svg:width="17.5cm" svg:height="1cm" svg:x="1.75cm" svg:y="13.051cm">
          <text:p text:style-name="P10"><text:span text:style-name="T5">2021-05-17</text:span><text:span text:style-name="T2"> &gt; Change Manage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1cm" svg:x="18cm" svg:y="13.051cm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5" draw:layer="layout" svg:width="17.5cm" svg:height="1cm" svg:x="1.75cm" svg:y="14.301cm">
          <text:p text:style-name="P10"><text:span text:style-name="T5">2021-04-28</text:span><text:span text:style-name="T2"> &gt; Service Reques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1cm" svg:x="18cm" svg:y="14.301cm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5" draw:layer="layout" svg:width="17.5cm" svg:height="1cm" svg:x="1.75cm" svg:y="15.551cm">
          <text:p text:style-name="P10"><text:span text:style-name="T5">2021-04-27</text:span><text:span text:style-name="T2"> &gt; Service Reques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1cm" svg:x="18cm" svg:y="15.551cm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12" draw:layer="layout" svg:width="3cm" svg:height="0.75cm" svg:x="2cm" svg:y="7.001cm">
          <draw:text-box>
            <text:p text:style-name="P11">Requester:</text:p>
          </draw:text-box>
        </draw:frame>
        <draw:frame draw:style-name="gr11" draw:text-style-name="P12" draw:layer="layout" svg:width="9.25cm" svg:height="0.75cm" svg:x="5cm" svg:y="7.001cm">
          <draw:text-box>
            <text:p text:style-name="P11">john.smith@standardbank.co.za</text:p>
          </draw:text-box>
        </draw:frame>
        <draw:frame draw:style-name="gr11" draw:text-style-name="P12" draw:layer="layout" svg:width="3cm" svg:height="0.75cm" svg:x="2cm" svg:y="7.751cm">
          <draw:text-box>
            <text:p text:style-name="P11">Summary:</text:p>
          </draw:text-box>
        </draw:frame>
        <draw:frame draw:style-name="gr11" draw:text-style-name="P12" draw:layer="layout" svg:width="7.25cm" svg:height="0.75cm" svg:x="5cm" svg:y="7.751cm">
          <draw:text-box>
            <text:p text:style-name="P11"><text:span text:style-name="T6">CRQ000000156623 </text:span></text:p>
          </draw:text-box>
        </draw:frame>
        <draw:custom-shape draw:style-name="gr12" draw:text-style-name="P13" draw:layer="layout" svg:width="17.5cm" svg:height="1.25cm" svg:x="1.75cm" svg:y="9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.25cm" svg:height="0.75cm" svg:x="14.25cm" svg:y="9.251cm">
          <text:p text:style-name="P6"><text:span text:style-name="T4">Appr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25cm" svg:height="0.75cm" svg:x="16.75cm" svg:y="9.251cm">
          <text:p text:style-name="P6"><text:span text:style-name="T4">Re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" draw:text-style-name="P2" draw:layer="layout" svg:x1="11.99cm" svg:y1="1.579cm" svg:x2="12.7cm" svg:y2="1.579cm">
            <text:p/>
          </draw:line>
          <draw:line draw:style-name="gr2" draw:text-style-name="P2" draw:layer="layout" svg:x1="11.99cm" svg:y1="1.865cm" svg:x2="12.7cm" svg:y2="1.865cm">
            <text:p/>
          </draw:line>
          <draw:line draw:style-name="gr2" draw:text-style-name="P2" draw:layer="layout" svg:x1="11.99cm" svg:y1="2.122cm" svg:x2="12.7cm" svg:y2="2.122cm">
            <text:p/>
          </draw:line>
        </draw:g>
        <draw:frame draw:style-name="gr18" draw:text-style-name="P3" draw:layer="layout" svg:width="6cm" svg:height="1.825cm" svg:x="13.2cm" svg:y="0.938cm">
          <draw:text-box>
            <text:p><text:span text:style-name="T1">BookMARKER</text:span></text:p>
          </draw:text-box>
        </draw:frame>
        <draw:custom-shape draw:style-name="gr19" draw:text-style-name="P17" draw:layer="layout" svg:width="4.1cm" svg:height="1.1cm" svg:x="11.5cm" svg:y="4.5cm">
          <text:p text:style-name="P16"><text:span text:style-name="T7">Favourit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4.1cm" svg:height="1.1cm" svg:x="11.5cm" svg:y="5.6cm">
          <text:p text:style-name="P16"><text:span text:style-name="T7">Popul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4.1cm" svg:height="1.1cm" svg:x="11.5cm" svg:y="6.7cm">
          <text:p text:style-name="P16"><text:span text:style-name="T7">Office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4.1cm" svg:height="1.1cm" svg:x="11.5cm" svg:y="7.8cm">
          <text:p text:style-name="P16"><text:span text:style-name="T7">Developm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.1cm" svg:height="0.5cm" draw:transform="rotate (1.5699236621689) translate (15.099cm 5.6cm)">
          <text:p/>
          <draw:enhanced-geometry svg:viewBox="0 0 21600 21600" draw:glue-points="?f0 0 ?f1 10800 0 21600 10800 21600 21600 21600 ?f7 10800" draw:text-areas="?f1 10800 ?f2 18000 ?f3 7200 ?f4 21600" draw:type="isosceles-triangle" draw:modifiers="10765.298107818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20" draw:layer="layout" svg:width="0.7cm" svg:height="0.7cm" svg:x="19.1cm" svg:y="3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7cm" svg:height="0.7cm" svg:x="19.1cm" svg:y="4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7cm" svg:height="0.7cm" svg:x="19.1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7cm" svg:height="0.7cm" svg:x="19.1cm" svg:y="7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23" draw:text-style-name="P22" draw:layer="layout" svg:width="1.45cm" svg:height="0.725cm" svg:x="18.55cm" svg:y="27.789cm">
          <draw:text-box>
            <text:p><text:span text:style-name="T4">2.1.0</text:span></text:p>
          </draw:text-box>
        </draw:frame>
        <draw:custom-shape draw:style-name="gr24" draw:text-style-name="P23" draw:layer="layout" svg:width="4.1cm" svg:height="1.1cm" svg:x="11.5cm" svg:y="3.4cm">
          <text:p text:style-name="P16"><text:span text:style-name="T7">Search</text:span></text:p>
          <draw:enhanced-geometry svg:viewBox="0 0 21600 21600" draw:type="rectangle" draw:enhanced-path="M 0 0 L 21600 0 21600 21600 0 21600 0 0 Z N"/>
        </draw:custom-shape>
        <draw:frame draw:style-name="gr25" draw:text-style-name="P24" draw:layer="layout" svg:width="0.826cm" svg:height="0.826cm" svg:x="14.6cm" svg:y="3.474cm">
          <draw:image xlink:href="Pictures/1000185800000B7900000B7926A485A37AA73191.svg" xlink:type="simple" xlink:show="embed" xlink:actuate="onLoad" loext:mime-type="image/svg+xml">
            <text:p/>
          </draw:image>
          <draw:image xlink:href="Pictures/100002010000006F0000006F43CAF4CFA6EE124F.png" xlink:type="simple" xlink:show="embed" xlink:actuate="onLoad" loext:mime-type="image/png"/>
        </draw:frame>
        <draw:g>
          <draw:line draw:style-name="gr2" draw:text-style-name="P2" draw:layer="layout" svg:x1="18.699cm" svg:y1="1.58cm" svg:x2="19.409cm" svg:y2="1.58cm">
            <text:p/>
          </draw:line>
          <draw:line draw:style-name="gr2" draw:text-style-name="P2" draw:layer="layout" svg:x1="18.699cm" svg:y1="1.866cm" svg:x2="19.409cm" svg:y2="1.866cm">
            <text:p/>
          </draw:line>
          <draw:line draw:style-name="gr2" draw:text-style-name="P2" draw:layer="layout" svg:x1="18.699cm" svg:y1="2.123cm" svg:x2="19.409cm" svg:y2="2.123cm">
            <text:p/>
          </draw:line>
        </draw:g>
        <draw:g>
          <draw:custom-shape draw:style-name="gr26" draw:text-style-name="P25" draw:layer="layout" svg:width="1.1cm" svg:height="1.1cm" svg:x="17.009cm" svg:y="1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26" draw:layer="layout" svg:width="0.875cm" svg:height="0.962cm" svg:x="17.122cm" svg:y="1.364cm">
            <draw:text-box>
              <text:p>+</text:p>
            </draw:text-box>
          </draw:frame>
        </draw:g>
        <draw:custom-shape draw:style-name="gr28" draw:text-style-name="P27" draw:layer="layout" svg:width="19cm" svg:height="27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8" draw:layer="layout" svg:width="8.5cm" svg:height="27.7cm" svg:x="11.5cm" svg:y="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8.5cm" svg:height="1.5cm" svg:x="11.5cm" svg:y="2.746cm">
          <text:p text:style-name="P29"><text:span text:style-name="T3">Approval Central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8.5cm" svg:height="1.5cm" svg:x="11.5cm" svg:y="4.346cm">
          <text:p text:style-name="P29"><text:span text:style-name="T3">Incident Management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8.5cm" svg:height="1.5cm" svg:x="11.5cm" svg:y="5.946cm">
          <text:p text:style-name="P29"><text:span text:style-name="T3">My Assets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1.75cm" svg:height="0.75cm" draw:transform="rotate (1.5707963267949) translate (11.5cm 2.7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Gavin Dalton</meta:initial-creator>
    <meta:creation-date>2021-02-10T10:03:09.641000000</meta:creation-date>
    <meta:generator>LibreOffice/6.4.4.2$Windows_X86_64 LibreOffice_project/3d775be2011f3886db32dfd395a6a6d1ca2630ff</meta:generator>
    <dc:date>2021-05-27T09:49:34.181000000</dc:date>
    <dc:creator>Gavin Dalton</dc:creator>
    <meta:editing-duration>PT13H40M50S</meta:editing-duration>
    <meta:editing-cycles>68</meta:editing-cycles>
    <meta:document-statistic meta:object-count="93"/>
  </office:meta>
</office:document-meta>
</file>